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317" officeooo:paragraph-rsid="001ab3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ly ,</text:p>
      <text:p text:style-name="P1"/>
      <text:p text:style-name="P1">J’ai pris en compte ton incident ,nous allons le traiter.</text:p>
      <text:p text:style-name="P1"/>
      <text:p text:style-name="P1">Pour les prochain incident que tu pourrais avoir ,pourrait tu générer un ticket d’incident s’il te plaît.</text:p>
      <text:p text:style-name="P1">L’outil est pratique et rapide ,mais surtout ,il vas nous permettre de traiter ton problème au plus vite pour que tu puisse travailler tranquillement .</text:p>
      <text:p text:style-name="P1">Merci a toi </text:p>
      <text:p text:style-name="P1">@+</text:p>
      <text:p text:style-name="P1">Tarek du DS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08:41:40.042204482</meta:creation-date>
    <dc:date>2024-03-20T08:47:43.764951155</dc:date>
    <meta:editing-duration>PT6M4S</meta:editing-duration>
    <meta:editing-cycles>1</meta:editing-cycles>
    <meta:document-statistic meta:table-count="0" meta:image-count="0" meta:object-count="0" meta:page-count="1" meta:paragraph-count="7" meta:word-count="61" meta:character-count="347" meta:non-whitespace-character-count="292"/>
    <meta:generator>LibreOffice/7.3.7.2$Linux_X86_64 LibreOffice_project/30$Build-2</meta:generator>
  </office:meta>
</office:document-meta>
</file>